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atz</text:p>
          </table:table-cell>
          <table:table-cell office:value-type="string" calcext:value-type="string">
            <text:p>I love to eat cake and icecream. \n 123. 456. 789</text:p>
          </table:table-cell>
          <table:table-cell table:number-columns-repeated="3"/>
          <table:table-cell office:value-type="string" calcext:value-type="string">
            <text:p>zahl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mma</text:p>
          </table:table-cell>
          <table:table-cell office:value-type="string" calcext:value-type="string">
            <text:p>I love to eat cake and icecream. 123 . 456. 789</text:p>
          </table:table-cell>
          <table:table-cell table:number-columns-repeated="3"/>
          <table:table-cell office:value-type="string" calcext:value-type="string">
            <text:p>tok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ort-token</text:p>
          </table:table-cell>
          <table:table-cell office:value-type="string" calcext:value-type="string">
            <text:p>i love to eat cake and icecream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ht-Stoppwörter</text:p>
          </table:table-cell>
          <table:table-cell office:value-type="string" calcext:value-type="string">
            <text:p>love eat cake icecream</text:p>
          </table:table-cell>
          <table:table-cell table:number-columns-repeated="3"/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o-Bewertung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ve <text:s/></text:p>
          </table:table-cell>
          <table:table-cell office:value-type="float" office:value="2.825" calcext:value-type="float">
            <text:p>2.825</text:p>
          </table:table-cell>
          <table:table-cell office:value-type="float" office:value="0.475" calcext:value-type="float">
            <text:p>0.475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at</text:p>
          </table:table-cell>
          <table:table-cell office:value-type="float" office:value="2.1" calcext:value-type="float">
            <text:p>2.1</text:p>
          </table:table-cell>
          <table:table-cell office:value-type="float" office:value="-0.62" calcext:value-type="float">
            <text:p>-0.62</text:p>
          </table:table-cell>
          <table:table-cell office:value-type="float" office:value="2.26" calcext:value-type="float">
            <text:p>2.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ke</text:p>
          </table:table-cell>
          <table:table-cell office:value-type="float" office:value="2.58" calcext:value-type="float">
            <text:p>2.58</text:p>
          </table:table-cell>
          <table:table-cell office:value-type="float" office:value="0.33" calcext:value-type="float">
            <text:p>0.3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# in le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cecream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SUM([.C6:.C8])/3" office:value-type="float" office:value="2.50166666666667" calcext:value-type="float">
            <text:p>2.5016666667</text:p>
          </table:table-cell>
          <table:table-cell table:formula="of:=SUM([.D6:.D8])/3" office:value-type="float" office:value="0.0616666666666667" calcext:value-type="float">
            <text:p>0.0616666667</text:p>
          </table:table-cell>
          <table:table-cell table:formula="of:=SUM([.E6:.E8])/3"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COM.MICROSOFT.STDEV.P([.C6:.C8])" office:value-type="float" office:value="0.301118286097378" calcext:value-type="float">
            <text:p>0.3011182861</text:p>
          </table:table-cell>
          <table:table-cell table:formula="of:=COM.MICROSOFT.STDEV.P([.D6:.D8])" office:value-type="float" office:value="0.485632462762621" calcext:value-type="float">
            <text:p>0.4856324628</text:p>
          </table:table-cell>
          <table:table-cell table:formula="of:=COM.MICROSOFT.STDEV.P([.E6:.E8])" office:value-type="float" office:value="0.577581163127746" calcext:value-type="float">
            <text:p>0.57758116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1:22:01.571631000</meta:creation-date>
    <dc:date>2015-12-08T11:51:28.682268000</dc:date>
    <meta:editing-duration>PT29M27S</meta:editing-duration>
    <meta:editing-cycles>2</meta:editing-cycles>
    <meta:generator>LibreOffice/4.4.2.2$MacOSX_X86_64 LibreOffice_project/c4c7d32d0d49397cad38d62472b0bc8acff48dd6</meta:generator>
    <meta:document-statistic meta:table-count="1" meta:cell-count="44" meta:object-count="0"/>
  </office:meta>
</office:document-meta>
</file>